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3" style:family="text">
      <style:text-properties style:font-name="Georgia" fo:language="none" fo:country="none" style:font-name-asian="Georgia" style:language-asian="none" style:country-asian="none" style:font-name-complex="Georgia" style:language-complex="none" style:country-complex="none"/>
    </style:style>
    <style:style style:name="T4" style:family="text">
      <style:text-properties style:font-name="Georgia" fo:font-size="10.5pt" style:font-size-asian="10.5pt" style:font-size-complex="10.5pt"/>
    </style:style>
    <style:style style:name="T5"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ving God</text:p>
      <text:p text:style-name="P3"/>
      <text:p text:style-name="P2"><text:span text:style-name="T1">Read:</text:span> Romans 7:18 "For I know that in me (that is, in my flesh,) dwelleth no good thing: for to will is present with me; but how to perform that which is good I find not."</text:p>
      <text:p text:style-name="P2"><text:s/></text:p>
      <text:p text:style-name="P2"><text:span text:style-name="T1">Text:</text:span> Mark 12:30 "And thou shalt love the Lord thy God with all thy heart, and with all thy soul, and with all thy mind, and with all thy strength: this is the first commandment."</text:p>
      <text:p text:style-name="P2"/>
      <text:p text:style-name="P2"><text:span text:style-name="T1">Introduction:</text:span> This thing called loving God; the first commandment (according to Jesus) what exactly does it look like? <text:s/>How do you know when you are doing it? <text:s/>What does it mean anyway? <text:s/>When I say that I love somebody with all my heart and then (later) I talk about divorcing them; I probably don't know what it is to love someone with all my heart, all my soul, all my mind, and all of my strength.</text:p>
      <text:p text:style-name="P2"><text:s text:c="2"/>Paul wrote to the Ephesians: “<text:span text:style-name="T3">For no man ever yet hated his own flesh; but nourisheth and cherisheth it...” <text:s/>Since we are great at loving our selves...</text:span></text:p>
      <text:p text:style-name="Standard"><text:span text:style-name="T2"><text:s text:c="2"/></text:span><text:span text:style-name="T4">I want to talk about four things that should help us to love God in this way. <text:s/>To remember them, we will use the word SELF. <text:s/>How can your self love God with all your heart, soul, mind, and strength?</text:span></text:p>
      <text:p text:style-name="P2"/>
      <text:p text:style-name="P2"><text:span text:style-name="T1">S means Surrender:</text:span> The first thing that a soldier must do when they surrender is to lay their weapons down. <text:s/>Lay down the things that have kept you from loving God in the past. <text:s/>Lay down any and every thing that you have loved more than God or loved instead of God. <text:s/>These are what keep you from loving God. <text:s/>Surrendering means that you acknowledge that God is more powerful than you. <text:s/>Surrendering is submitting to the direction of a former enemy. <text:s/>Rank has no bearing; a private can order and assume the surrender of a general. <text:s/>Surrender <text:s/>involves submitting your actions to the will of the one that you are surrendering to. <text:s/>It is living our life as God directs even if you prefer to live differently.</text:p>
      <text:p text:style-name="P2"/>
      <text:p text:style-name="P2"><text:span text:style-name="T1">E means Empty:</text:span> Empty does not mean half full. Empty does not mean <text:s/>1/10<text:span text:style-name="T5">th</text:span> full. <text:s/>Emptying my life, completely, of anything that does not please Him is the way to love Him totally. <text:s/>What things, in your life are out of line with His character? <text:s/>What things are blocking communion with Him? <text:s/>What things in your life are questionable? <text:s/>To totally empty my life of things that displease Him means that I even have to sweep out the corners. <text:s/>I cannot hold back a box of stuff that I might need later. <text:s text:c="2"/>I read recently about a boy who comes into a room and asks his mother: “Mom is this shirt clean?” <text:s/>His mother, without even looking up, said: “No! It's dirty, get a clean one out of your drawer.” <text:s/>“Mom, how do you know, without looking?” he asked. She replied: “You wouldn't have asked if it was clean.” <text:s/>It's the same with sin: Don't act like you don't know what needs to go. <text:s/><text:span text:style-name="T1">If in doubt...empty it out.</text:span></text:p>
      <text:p text:style-name="P2"><text:s text:c="2"/>Ask the Lord to show you anything that needs to be emptied from your life and then get rid of it. <text:tab/></text:p>
      <text:p text:style-name="P2"><text:tab/><text:tab/><text:tab/><text:tab/><text:tab/></text:p>
      <text:p text:style-name="P2"><text:span text:style-name="T1">L means Lift:</text:span> Lift up the Lord. <text:s/>It is easy to lift up someone whom you love. <text:s/>When you hear someone trashing one whom you love and respect it does something inside of you. <text:s/>If you really love and respect them then you have to speak up. <text:s/>I have no respect for someone who sits there and allows someone, they claim to love, to be slandered. <text:s/>I would rather be wrong defending a friend than to be right allowing them to be trashed. </text:p>
      <text:p text:style-name="P2"><text:s text:c="2"/>Why are we intimidated about speaking up for the Lord? <text:s/>Lift up your voice, hands and heart in worship to the Lord. <text:s/>Let others make fun or light of you but be sure that they all know you love Jesus. <text:s/>If they ever make it illegal to lift up Jesus will your neighbors know you well enough to snitch you out?</text:p>
      <text:p text:style-name="P2"/>
      <text:p text:style-name="P2"><text:span text:style-name="T1">F means Fill:</text:span> Ask the Lord to fill you with His Holy Spirit. <text:s/>You cannot be filled with the world, the flesh and the devil at the same time that the Holy Spirit abides in you. <text:s/>You cannot be acting like the devil while you are filled with The Holy Spirit. <text:s/>What will a Spirit filled believer do? <text:s/>Loving God means living in His presence and reflecting the Holy Spirit in our thoughts and actions. The Spirit filled follower of Christ will obey whatever God asks them to do.</text:p>
      <text:p text:style-name="P2"/>
      <text:p text:style-name="P2"><text:span text:style-name="T1">Conclude: </text:span>Surrender to God. Empty yourself of things that are out of line with His character or that would block communion with Him. Lift up God. And be Filled with His Holy Spirit. If you do these four things you will easily obey the first commandment to love the Lord thy God with all thy heart, and with all thy soul, and with all thy mind, and with all thy strength:</text:p>
      <text:p text:style-name="P2"><text:s text:c="2"/>Most of the time, people who do not love God like this are people who love themselves far too muc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oving God</dc:title>
    <meta:initial-creator>Joel Tice</meta:initial-creator>
    <meta:creation-date>2008-01-12T18:48:00</meta:creation-date>
    <dc:creator>j </dc:creator>
    <dc:date>2021-02-27T17:35:54.94</dc:date>
    <meta:editing-cycles>6</meta:editing-cycles>
    <meta:editing-duration>PT4H46M15S</meta:editing-duration>
    <meta:generator>OpenOffice/4.1.3$Win32 OpenOffice.org_project/413m1$Build-9783</meta:generator>
    <meta:document-statistic meta:table-count="0" meta:image-count="0" meta:object-count="0" meta:page-count="1" meta:paragraph-count="16" meta:word-count="858" meta:character-count="4511"/>
  </office:meta>
</office:document-meta>
</file>